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2.464cm" fo:break-before="auto" style:use-optimal-row-height="true"/>
    </style:style>
    <style:style style:name="ro4" style:family="table-row">
      <style:table-row-properties style:row-height="3.676cm" fo:break-before="auto" style:use-optimal-row-height="true"/>
    </style:style>
    <style:style style:name="ro5" style:family="table-row">
      <style:table-row-properties style:row-height="2.868cm" fo:break-before="auto" style:use-optimal-row-height="true"/>
    </style:style>
    <style:style style:name="ro6" style:family="table-row">
      <style:table-row-properties style:row-height="2.06cm" fo:break-before="auto" style:use-optimal-row-height="true"/>
    </style:style>
    <style:style style:name="ro7" style:family="table-row">
      <style:table-row-properties style:row-height="4.08cm" fo:break-before="auto" style:use-optimal-row-height="true"/>
    </style:style>
    <style:style style:name="ro8" style:family="table-row">
      <style:table-row-properties style:row-height="3.272cm" fo:break-before="auto" style:use-optimal-row-height="true"/>
    </style:style>
    <style:style style:name="ro9" style:family="table-row">
      <style:table-row-properties style:row-height="1.65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1" table:default-cell-style-name="ce3"/>
        <table:table-column table:style-name="co1" table:number-columns-repeated="3" table:default-cell-style-name="ce2"/>
        <table:table-row table:style-name="ro1">
          <table:table-cell/>
          <table:table-cell table:style-name="Default" table:number-columns-repeated="4"/>
        </table:table-row>
        <table:table-row table:style-name="ro2">
          <table:table-cell/>
          <table:table-cell table:style-name="ce1" office:value-type="string" calcext:value-type="string">
            <text:p>Союз/Федерация</text:p>
          </table:table-cell>
          <table:table-cell table:style-name="ce1" office:value-type="string" calcext:value-type="string">
            <text:p>Вид спорта</text:p>
          </table:table-cell>
          <table:table-cell table:style-name="ce1" office:value-type="string" calcext:value-type="string">
            <text:p>Начало проведения</text:p>
          </table:table-cell>
          <table:table-cell table:style-name="ce1" office:value-type="string" calcext:value-type="string">
            <text:p>Дисциплина</text:p>
          </table:table-cell>
        </table:table-row>
        <table:table-row table:style-name="ro3">
          <table:table-cell/>
          <table:table-cell table:style-name="ce2" office:value-type="string" calcext:value-type="string">
            <text:p><text:a xlink:href="https://ru.wikipedia.org/wiki/Международная_федерация_лыжного_спорта" xlink:type="simple">FIS</text:a></text:p>
          </table:table-cell>
          <table:table-cell office:value-type="string" calcext:value-type="string">
            <text:p><text:a xlink:href="https://ru.wikipedia.org/wiki/Горнолыжный_спорт_на_Олимпийских_играх" xlink:type="simple">Горнолыжный спорт</text:a></text:p>
          </table:table-cell>
          <table:table-cell office:value-type="string" calcext:value-type="string">
            <text:p><text:a xlink:href="https://ru.wikipedia.org/wiki/1936" xlink:type="simple">1936</text:a></text:p>
          </table:table-cell>
          <table:table-cell office:value-type="string" calcext:value-type="string">
            <text:p><text:a xlink:href="https://ru.wikipedia.org/wiki/Скоростной_спуск_(горнолыжный_спорт)" xlink:type="simple">Скоростной спуск</text:a>, <text:a xlink:href="https://ru.wikipedia.org/wiki/Супергигант" xlink:type="simple">супергигант</text:a>, <text:a xlink:href="https://ru.wikipedia.org/wiki/Гигантский_слалом" xlink:type="simple">гигантский слалом</text:a>, <text:a xlink:href="https://ru.wikipedia.org/wiki/Слалом_(горнолыжный_спорт)" xlink:type="simple">слалом</text:a>, <text:a xlink:href="https://ru.wikipedia.org/wiki/Горнолыжная_комбинация" xlink:type="simple">комбинация</text:a></text:p>
          </table:table-cell>
        </table:table-row>
        <table:table-row table:style-name="ro4">
          <table:table-cell/>
          <table:table-cell office:value-type="string" calcext:value-type="string">
            <text:p/>
          </table:table-cell>
          <table:table-cell office:value-type="string" calcext:value-type="string">
            <text:p><text:a xlink:href="https://ru.wikipedia.org/wiki/Лыжные_гонки_на_Олимпийских_играх" xlink:type="simple">Лыжные гонки</text:a></text:p>
          </table:table-cell>
          <table:table-cell office:value-type="string" calcext:value-type="string">
            <text:p><text:a xlink:href="https://ru.wikipedia.org/wiki/1924" xlink:type="simple">1924</text:a></text:p>
          </table:table-cell>
          <table:table-cell office:value-type="string" calcext:value-type="string">
            <text:p>Индивидуальный спринт, командный спринт, гонка с раздельным стартом, масс-старт, эстафета, скиатлон</text:p>
          </table:table-cell>
        </table:table-row>
        <table:table-row table:style-name="ro5">
          <table:table-cell/>
          <table:table-cell office:value-type="string" calcext:value-type="string">
            <text:p/>
          </table:table-cell>
          <table:table-cell office:value-type="string" calcext:value-type="string">
            <text:p><text:a xlink:href="https://ru.wikipedia.org/wiki/Прыжки_с_трамплина_на_Олимпийских_играх" xlink:type="simple">Прыжки с трамплина</text:a></text:p>
          </table:table-cell>
          <table:table-cell office:value-type="string" calcext:value-type="string">
            <text:p><text:a xlink:href="https://ru.wikipedia.org/wiki/1924" xlink:type="simple">1924</text:a></text:p>
          </table:table-cell>
          <table:table-cell office:value-type="string" calcext:value-type="string">
            <text:p>K120 личное первенство, K120 командное первенство, K90 личное первенство</text:p>
          </table:table-cell>
        </table:table-row>
        <table:table-row table:style-name="ro6">
          <table:table-cell/>
          <table:table-cell office:value-type="string" calcext:value-type="string">
            <text:p/>
          </table:table-cell>
          <table:table-cell office:value-type="string" calcext:value-type="string">
            <text:p><text:a xlink:href="https://ru.wikipedia.org/wiki/Лыжное_двоеборье_на_Олимпийских_играх" xlink:type="simple">Лыжное двоеборье</text:a></text:p>
          </table:table-cell>
          <table:table-cell office:value-type="string" calcext:value-type="string">
            <text:p><text:a xlink:href="https://ru.wikipedia.org/wiki/1924" xlink:type="simple">1924</text:a></text:p>
          </table:table-cell>
          <table:table-cell office:value-type="string" calcext:value-type="string">
            <text:p>Индивидуальные соревнования, спринт, эстафета</text:p>
          </table:table-cell>
        </table:table-row>
        <table:table-row table:style-name="ro3">
          <table:table-cell/>
          <table:table-cell office:value-type="string" calcext:value-type="string">
            <text:p/>
          </table:table-cell>
          <table:table-cell office:value-type="string" calcext:value-type="string">
            <text:p><text:a xlink:href="https://ru.wikipedia.org/wiki/Фристайл_на_Олимпийских_играх" xlink:type="simple">Фристайл</text:a></text:p>
          </table:table-cell>
          <table:table-cell office:value-type="string" calcext:value-type="string">
            <text:p><text:a xlink:href="https://ru.wikipedia.org/wiki/1992" xlink:type="simple">1992</text:a></text:p>
          </table:table-cell>
          <table:table-cell office:value-type="string" calcext:value-type="string">
            <text:p><text:a xlink:href="https://ru.wikipedia.org/wiki/Могул" xlink:type="simple">Могул</text:a>, лыжная акробатика, <text:a xlink:href="https://ru.wikipedia.org/wiki/Ски-кросс" xlink:type="simple">ски-кросс</text:a>, <text:a xlink:href="https://ru.wikipedia.org/wiki/Хафпайп_(горные_лыжи)" xlink:type="simple">хафпайп</text:a>, <text:a xlink:href="https://ru.wikipedia.org/wiki/Слоупстайл" xlink:type="simple">слоупстайл</text:a></text:p>
          </table:table-cell>
        </table:table-row>
        <table:table-row table:style-name="ro6">
          <table:table-cell/>
          <table:table-cell office:value-type="string" calcext:value-type="string">
            <text:p/>
          </table:table-cell>
          <table:table-cell office:value-type="string" calcext:value-type="string">
            <text:p><text:a xlink:href="https://ru.wikipedia.org/wiki/Сноубординг_на_Олимпийских_играх" xlink:type="simple">Сноуборд</text:a></text:p>
          </table:table-cell>
          <table:table-cell office:value-type="string" calcext:value-type="string">
            <text:p><text:a xlink:href="https://ru.wikipedia.org/wiki/1998" xlink:type="simple">1998</text:a></text:p>
          </table:table-cell>
          <table:table-cell office:value-type="string" calcext:value-type="string">
            <text:p><text:a xlink:href="https://ru.wikipedia.org/wiki/Биг-эйр" xlink:type="simple">Биг-эйр</text:a>, <text:a xlink:href="https://ru.wikipedia.org/wiki/Параллельный_гигантский_слалом" xlink:type="simple">параллельный гигантский слалом</text:a>, <text:a xlink:href="https://ru.wikipedia.org/wiki/Слоупстайл" xlink:type="simple">слоупстайл</text:a>, <text:a xlink:href="https://ru.wikipedia.org/wiki/Сноуборд-кросс" xlink:type="simple">сноуборд-кросс</text:a>, <text:a xlink:href="https://ru.wikipedia.org/wiki/Хафпайп_(сноуборд)" xlink:type="simple">хафпайп</text:a></text:p>
          </table:table-cell>
        </table:table-row>
        <table:table-row table:style-name="ro5">
          <table:table-cell/>
          <table:table-cell table:style-name="ce2" office:value-type="string" calcext:value-type="string">
            <text:p><text:a xlink:href="https://ru.wikipedia.org/wiki/Международный_союз_биатлонистов" xlink:type="simple">IBU</text:a></text:p>
          </table:table-cell>
          <table:table-cell office:value-type="string" calcext:value-type="string">
            <text:p><text:a xlink:href="https://ru.wikipedia.org/wiki/Биатлон_на_Олимпийских_играх" xlink:type="simple">Биатлон</text:a></text:p>
          </table:table-cell>
          <table:table-cell office:value-type="string" calcext:value-type="string">
            <text:p><text:a xlink:href="https://ru.wikipedia.org/wiki/1960" xlink:type="simple">1960</text:a></text:p>
          </table:table-cell>
          <table:table-cell office:value-type="string" calcext:value-type="string">
            <text:p><text:a xlink:href="https://ru.wikipedia.org/wiki/Спринт_(биатлон)" xlink:type="simple">Спринт</text:a>, <text:a xlink:href="https://ru.wikipedia.org/wiki/Индивидуальная_гонка" xlink:type="simple">индивидуальная гонка</text:a>, <text:a xlink:href="https://ru.wikipedia.org/wiki/Гонка_преследования_(биатлон)" xlink:type="simple">гонка преследования</text:a>, <text:a xlink:href="https://ru.wikipedia.org/wiki/Масс-старт" xlink:type="simple">масс-старт</text:a>, <text:a xlink:href="https://ru.wikipedia.org/wiki/Эстафета_(биатлон)" xlink:type="simple">эстафета</text:a>, <text:a xlink:href="https://ru.wikipedia.org/wiki/Смешанная_эстафета_(биатлон)" xlink:type="simple">смешанная эстафета</text:a></text:p>
          </table:table-cell>
        </table:table-row>
        <table:table-row table:style-name="ro7">
          <table:table-cell/>
          <table:table-cell table:style-name="ce2" office:value-type="string" calcext:value-type="string">
            <text:p><text:a xlink:href="https://ru.wikipedia.org/wiki/Международный_союз_конькобежцев" xlink:type="simple">ISU</text:a></text:p>
          </table:table-cell>
          <table:table-cell office:value-type="string" calcext:value-type="string">
            <text:p><text:a xlink:href="https://ru.wikipedia.org/wiki/Фигурное_катание_на_Олимпийских_играх" xlink:type="simple">Фигурное катание</text:a></text:p>
          </table:table-cell>
          <table:table-cell office:value-type="string" calcext:value-type="string">
            <text:p><text:a xlink:href="https://ru.wikipedia.org/wiki/1908" xlink:type="simple">1908</text:a>/<text:a xlink:href="https://ru.wikipedia.org/wiki/1924" xlink:type="simple">1924</text:a></text:p>
          </table:table-cell>
          <table:table-cell office:value-type="string" calcext:value-type="string">
            <text:p>Одиночное <text:a xlink:href="https://ru.wikipedia.org/wiki/Мужское_одиночное_фигурное_катание" xlink:type="simple">мужское</text:a> и <text:a xlink:href="https://ru.wikipedia.org/wiki/Женское_одиночное_фигурное_катание" xlink:type="simple">женское</text:a> фигурное катание, <text:a xlink:href="https://ru.wikipedia.org/wiki/Парное_фигурное_катание" xlink:type="simple">парное фигурное катание</text:a>, <text:a xlink:href="https://ru.wikipedia.org/wiki/Танцы_на_льду" xlink:type="simple">танцы на льду</text:a>, командные соревнования</text:p>
          </table:table-cell>
        </table:table-row>
        <table:table-row table:style-name="ro8">
          <table:table-cell/>
          <table:table-cell office:value-type="string" calcext:value-type="string">
            <text:p/>
          </table:table-cell>
          <table:table-cell office:value-type="string" calcext:value-type="string">
            <text:p><text:a xlink:href="https://ru.wikipedia.org/wiki/Конькобежный_спорт_на_Олимпийских_играх" xlink:type="simple">Конькобежный спорт</text:a></text:p>
          </table:table-cell>
          <table:table-cell office:value-type="string" calcext:value-type="string">
            <text:p><text:a xlink:href="https://ru.wikipedia.org/wiki/1924" xlink:type="simple">1924</text:a></text:p>
          </table:table-cell>
          <table:table-cell office:value-type="string" calcext:value-type="string">
            <text:p>500 м, 1000 м, 1500 м, 3000 м, 5000 м, 10000 м, командная гонка</text:p>
          </table:table-cell>
        </table:table-row>
        <table:table-row table:style-name="ro9">
          <table:table-cell/>
          <table:table-cell office:value-type="string" calcext:value-type="string">
            <text:p/>
          </table:table-cell>
          <table:table-cell office:value-type="string" calcext:value-type="string">
            <text:p><text:a xlink:href="https://ru.wikipedia.org/wiki/Шорт-трек_на_Олимпийских_играх" xlink:type="simple">Шорт-трек</text:a></text:p>
          </table:table-cell>
          <table:table-cell office:value-type="string" calcext:value-type="string">
            <text:p><text:a xlink:href="https://ru.wikipedia.org/wiki/1992" xlink:type="simple">1992</text:a></text:p>
          </table:table-cell>
          <table:table-cell office:value-type="string" calcext:value-type="string">
            <text:p>500 м, 1000 м, 1500 м, эстафета</text:p>
          </table:table-cell>
        </table:table-row>
        <table:table-row table:style-name="ro9">
          <table:table-cell/>
          <table:table-cell table:style-name="ce2" office:value-type="string" calcext:value-type="string">
            <text:p><text:a xlink:href="https://ru.wikipedia.org/wiki/Международная_федерация_бобслея_и_тобогана" xlink:type="simple">FIBT</text:a></text:p>
          </table:table-cell>
          <table:table-cell office:value-type="string" calcext:value-type="string">
            <text:p><text:a xlink:href="https://ru.wikipedia.org/wiki/Бобслей_на_Олимпийских_играх" xlink:type="simple">Бобслей</text:a></text:p>
          </table:table-cell>
          <table:table-cell office:value-type="string" calcext:value-type="string">
            <text:p><text:a xlink:href="https://ru.wikipedia.org/wiki/1924" xlink:type="simple">1924</text:a></text:p>
          </table:table-cell>
          <table:table-cell office:value-type="string" calcext:value-type="string">
            <text:p>Двухместный боб, четырёхместный боб</text:p>
          </table:table-cell>
        </table:table-row>
        <table:table-row table:style-name="ro1">
          <table:table-cell/>
          <table:table-cell office:value-type="string" calcext:value-type="string">
            <text:p/>
          </table:table-cell>
          <table:table-cell office:value-type="string" calcext:value-type="string">
            <text:p><text:a xlink:href="https://ru.wikipedia.org/wiki/Скелетон_на_Олимпийских_играх" xlink:type="simple">Скелетон</text:a></text:p>
          </table:table-cell>
          <table:table-cell office:value-type="string" calcext:value-type="string">
            <text:p><text:a xlink:href="https://ru.wikipedia.org/wiki/1928" xlink:type="simple">1928</text:a>/<text:a xlink:href="https://ru.wikipedia.org/wiki/1948" xlink:type="simple">48</text:a>/<text:a xlink:href="https://ru.wikipedia.org/wiki/2002" xlink:type="simple">2002</text:a></text:p>
          </table:table-cell>
          <table:table-cell table:style-name="ce3" office:value-type="string" calcext:value-type="string">
            <text:p/>
          </table:table-cell>
        </table:table-row>
        <table:table-row table:style-name="ro5">
          <table:table-cell/>
          <table:table-cell table:style-name="ce2" office:value-type="string" calcext:value-type="string">
            <text:p><text:a xlink:href="https://ru.wikipedia.org/wiki/Международная_федерация_санного_спорта" xlink:type="simple">FIL</text:a></text:p>
          </table:table-cell>
          <table:table-cell office:value-type="string" calcext:value-type="string">
            <text:p><text:a xlink:href="https://ru.wikipedia.org/wiki/Санный_спорт_на_Олимпийских_играх" xlink:type="simple">Санный спорт</text:a></text:p>
          </table:table-cell>
          <table:table-cell office:value-type="string" calcext:value-type="string">
            <text:p><text:a xlink:href="https://ru.wikipedia.org/wiki/1964" xlink:type="simple">1964</text:a></text:p>
          </table:table-cell>
          <table:table-cell office:value-type="string" calcext:value-type="string">
            <text:p>Индивидуальные соревнования, парные соревнования, командная эстафета</text:p>
          </table:table-cell>
        </table:table-row>
        <table:table-row table:style-name="ro1">
          <table:table-cell/>
          <table:table-cell table:style-name="ce2" office:value-type="string" calcext:value-type="string">
            <text:p><text:a xlink:href="https://ru.wikipedia.org/wiki/Международная_хоккейная_федерация" xlink:type="simple">IIHF</text:a></text:p>
          </table:table-cell>
          <table:table-cell office:value-type="string" calcext:value-type="string">
            <text:p><text:a xlink:href="https://ru.wikipedia.org/wiki/Хоккей_с_шайбой_на_Олимпийских_играх" xlink:type="simple">Хоккей с шайбой</text:a></text:p>
          </table:table-cell>
          <table:table-cell office:value-type="string" calcext:value-type="string">
            <text:p><text:a xlink:href="https://ru.wikipedia.org/wiki/1920" xlink:type="simple">1920</text:a>/<text:a xlink:href="https://ru.wikipedia.org/wiki/1924" xlink:type="simple">1924</text:a></text:p>
          </table:table-cell>
          <table:table-cell table:style-name="ce3" office:value-type="string" calcext:value-type="string">
            <text:p/>
          </table:table-cell>
        </table:table-row>
        <table:table-row table:style-name="ro1">
          <table:table-cell/>
          <table:table-cell table:style-name="ce2" office:value-type="string" calcext:value-type="string">
            <text:p><text:a xlink:href="https://ru.wikipedia.org/wiki/Всемирная_федерация_кёрлинга" xlink:type="simple">WCF</text:a></text:p>
          </table:table-cell>
          <table:table-cell office:value-type="string" calcext:value-type="string">
            <text:p><text:a xlink:href="https://ru.wikipedia.org/wiki/Кёрлинг_на_Олимпийских_играх" xlink:type="simple">Кёрлинг</text:a></text:p>
          </table:table-cell>
          <table:table-cell office:value-type="string" calcext:value-type="string">
            <text:p><text:a xlink:href="https://ru.wikipedia.org/wiki/1924" xlink:type="simple">1924</text:a>/<text:a xlink:href="https://ru.wikipedia.org/wiki/1998" xlink:type="simple">1998</text:a></text:p>
          </table:table-cell>
          <table:table-cell table:style-name="ce3" office:value-type="string" calcext:value-type="string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4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2-04T20:46:49.587000000</meta:creation-date>
    <dc:date>2025-12-04T20:48:29.170000000</dc:date>
    <meta:editing-duration>PT1M40S</meta:editing-duration>
    <meta:editing-cycles>1</meta:editing-cycles>
    <meta:document-statistic meta:table-count="1" meta:cell-count="64" meta:object-count="0"/>
    <meta:generator>LibreOffice/7.6.2.1$Windows_X86_64 LibreOffice_project/56f7684011345957bbf33a7ee678afaf4d2ba333</meta:generator>
  </office:meta>
</office:document-meta>
</file>